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10000033A9E7B2C9A2C5BDBAA.jpg" manifest:media-type="image/jpeg"/>
  <manifest:file-entry manifest:full-path="Pictures/100000000000071800000209225F78D1D701E28B.jpg" manifest:media-type="image/jpeg"/>
  <manifest:file-entry manifest:full-path="Pictures/100000000000078000000960636DCD0AFDE9C8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style:font-name="Arial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8.586cm, 23.797cm, 26.527cm, 26.15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cm" svg:y="19.403cm" svg:width="17.59cm" svg:height="5.045cm" draw:z-index="0"><draw:image xlink:href="Pictures/100000000000071800000209225F78D1D701E28B.jpg" xlink:type="simple" xlink:show="embed" xlink:actuate="onLoad" loext:mime-type="image/jpeg"/></draw:frame><draw:frame draw:style-name="fr1" draw:name="Image2" text:anchor-type="paragraph" svg:x="-0.482cm" svg:y="0.305cm" svg:width="12.589cm" svg:height="18.535cm" draw:z-index="1"><draw:image xlink:href="Pictures/10000000000002310000033A9E7B2C9A2C5BDBAA.jpg" xlink:type="simple" xlink:show="embed" xlink:actuate="onLoad" loext:mime-type="image/jpeg"/></draw:frame><draw:frame draw:style-name="fr2" draw:name="Image3" text:anchor-type="paragraph" svg:x="10.964cm" svg:y="3.799cm" svg:width="5.937cm" svg:height="9.869cm" draw:z-index="2"><draw:image xlink:href="Pictures/100000000000078000000960636DCD0AFDE9C8C3.png" xlink:type="simple" xlink:show="embed" xlink:actuate="onLoad" loext:mime-type="image/png"/></draw:frame><draw:frame text:anchor-type="paragraph" draw:z-index="3" draw:name="Forme1" draw:style-name="gr1" draw:text-style-name="P1" svg:width="3.606cm" svg:height="0.814cm" svg:x="5.777cm" svg:y="23.167cm"><draw:text-box><text:p><text:span text:style-name="T1">Rendu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21-03-23T18:58:27.232000000</dc:date>
    <meta:editing-duration>PT7M</meta:editing-duration>
    <meta:editing-cycles>2</meta:editing-cycles>
    <meta:document-statistic meta:table-count="0" meta:image-count="3" meta:object-count="0" meta:page-count="1" meta:paragraph-count="0" meta:word-count="0" meta:character-count="0" meta:non-whitespace-character-count="0"/>
  </office:meta>
</office:document-meta>
</file>